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9c36b" officeooo:paragraph-rsid="0019c36b"/>
    </style:style>
    <style:style style:name="P2" style:family="paragraph" style:parent-style-name="Standard">
      <style:text-properties officeooo:rsid="001b6724" officeooo:paragraph-rsid="001b6724"/>
    </style:style>
    <style:style style:name="P3" style:family="paragraph" style:parent-style-name="Standard">
      <style:text-properties officeooo:rsid="001b6724" officeooo:paragraph-rsid="001cdd10"/>
    </style:style>
    <style:style style:name="T1" style:family="text">
      <style:text-properties style:text-position="super 58%"/>
    </style:style>
    <style:style style:name="T2" style:family="text">
      <style:text-properties officeooo:rsid="001cdd1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y Proudest Achievment:</text:p>
      <text:p text:style-name="P1"/>
      <text:p text:style-name="P2">I have had achieved few good things so far in my life, but my favorite amongst all is the Thesis / Industrial Dissertation project from my Master's degree. <text:span text:style-name="T2">The project was Creating a Dynamic geofence which can be faster and effeciant that Static geofence. </text:span>There are several reasons why I call it as my proudest achievement; </text:p>
      <text:p text:style-name="P2">1. Technically it was my 1<text:span text:style-name="T1">st</text:span> research project. My background &amp; experience before the Master's studies does not include a professional research neither an R&amp;D project. This was the first time, I was being introduced to the process of Research and Developement. To be honest I personally never used to read or like to read the published papers, but the whole thesis process made me read it, and eventually I started liking to read what researcher write about technology.</text:p>
      <text:p text:style-name="P2">This made me curious to know the things in detail and motivated me to innovate something. At the end of the thesis duration I had a paper of my own on a geofence technology. <text:s text:c="2"/></text:p>
      <text:p text:style-name="P2">2. This project made me stronger in logical thinking and applying my knowledge practially. At the start of the project we had to chose any Programming Language, hence I chose Ruby. Now there were many reasons to chose ruby, beacause It is faster developement, easy to implement (depends on the person and his experience though), ample of resources. But Programming language was not at all a concern at that time. The main idea was to Implement my research successfully.</text:p>
      <text:p text:style-name="P3">3. <text:span text:style-name="T2">But the choice of Ruby turned to be vital when I started implementing geolocation in my project. I have had experience with SQL and I was pretty much aware of its Pros and Cons, which includes 'Performance' metric as well. Before I forget to mention, 'Performance' metric was at the highest priority in my project. So there I chose NoSql as my data base solution, MongoDB to be precise. I was impressed with the idea of JSON object as data collection in a DB. It wasnt just faster but easiest DB to use with Ruby. Thats when I never looked back or though about any other programming language.</text:span></text:p>
      <text:p text:style-name="P3"><text:span text:style-name="T2">4. During the implementation, I have had a lot of issues, bugs which took me nights to resolve. But it was worth spending few sleepless nights. There was times when I though to give up but at the same time the new technologies such as cloud, web services kept my spirit intact. This project tought me a lot about the 'way arounds', 'stack-overflowing' etc. So finally after 3 Months of reading, writing and 3 months of development, I had one running web service which created a 3D Geofence dynamically. The feeling after completing and presenting the project to the offecials was as good as when I learned riding my bike bymyself in childhood. That proud feeling keeps me motivating all the time.</text:span></text:p>
      <text:p text:style-name="P3"><text:span text:style-name="T2">I cant say if these reasons are sufficient to prove that, its my proudest achievement. But I can definitely say It is just another start of my future achievments. <text:s/></text:span><text:s text:c="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09T03:27:16.396685651</meta:creation-date>
    <dc:date>2015-10-09T04:04:39.774038013</dc:date>
    <meta:editing-duration>PT36M1S</meta:editing-duration>
    <meta:editing-cycles>2</meta:editing-cycles>
    <meta:generator>LibreOffice/4.2.6.3$Linux_X86_64 LibreOffice_project/420m0$Build-3</meta:generator>
    <meta:document-statistic meta:table-count="0" meta:image-count="0" meta:object-count="0" meta:page-count="1" meta:paragraph-count="8" meta:word-count="511" meta:character-count="2924" meta:non-whitespace-character-count="2406"/>
  </office:meta>
</office:document-meta>
</file>